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5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6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48cm"/>
    </style:style>
    <style:style style:name="gr8" style:family="graphic" style:parent-style-name="objectwithoutfill">
      <style:graphic-properties draw:stroke="dash" draw:stroke-dash="Ultrafine_20_Dashed" draw:marker-end="Arrowheads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56cm" svg:height="1.607cm" svg:x="4.672cm" svg:y="9.674cm">
          <text:p text:style-name="P1">Server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9cm" svg:height="3.467cm" svg:x="8.891cm" svg:y="4.6cm">
          <text:p text:style-name="P1">Rethink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1.328cm" svg:height="2.368cm" svg:x="3.5cm" svg:y="13.765cm">
          <text:p text:style-name="P1"><text:span text:style-name="T1"><text:s/></text:span><text:span text:style-name="T1">Browser </text:span></text:p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28cm" svg:height="2.368cm" svg:x="6.703cm" svg:y="13.765cm">
          <text:p text:style-name="P1"><text:span text:style-name="T1"><text:s/></text:span><text:span text:style-name="T1">Browser </text:span></text:p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28cm" svg:height="2.368cm" svg:x="5.141cm" svg:y="13.765cm">
          <text:p text:style-name="P1"><text:span text:style-name="T1"><text:s/></text:span><text:span text:style-name="T1">Browser </text:span></text:p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719cm" svg:height="0.962cm" svg:x="8.109cm" svg:y="14.864cm">
          <draw:text-box>
            <text:p>...</text:p>
          </draw:text-box>
        </draw:frame>
        <draw:custom-shape draw:style-name="gr1" draw:text-style-name="P1" draw:layer="layout" svg:width="2.656cm" svg:height="1.607cm" svg:x="9.047cm" svg:y="9.589cm">
          <text:p text:style-name="P1">Server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56cm" svg:height="1.607cm" svg:x="13.266cm" svg:y="9.589cm">
          <text:p text:style-name="P1">Server 3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922cm" svg:y1="11.281cm" svg:x2="4.125cm" svg:y2="13.818cm">
          <text:p/>
        </draw:line>
        <draw:line draw:style-name="gr3" draw:text-style-name="P1" draw:layer="layout" svg:x1="5.923cm" svg:y1="11.281cm" svg:x2="5.766cm" svg:y2="13.818cm">
          <text:p/>
        </draw:line>
        <draw:line draw:style-name="gr3" draw:text-style-name="P1" draw:layer="layout" svg:x1="5.923cm" svg:y1="11.281cm" svg:x2="7.407cm" svg:y2="13.818cm">
          <text:p/>
        </draw:line>
        <draw:custom-shape draw:style-name="gr1" draw:text-style-name="P2" draw:layer="layout" svg:width="1.328cm" svg:height="2.368cm" svg:x="7.797cm" svg:y="17.232cm">
          <text:p text:style-name="P1"><text:span text:style-name="T1"><text:s/></text:span><text:span text:style-name="T1">Browser </text:span></text:p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28cm" svg:height="2.368cm" svg:x="11cm" svg:y="17.232cm">
          <text:p text:style-name="P1"><text:span text:style-name="T1"><text:s/></text:span><text:span text:style-name="T1">Browser </text:span></text:p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28cm" svg:height="2.368cm" svg:x="9.438cm" svg:y="17.232cm">
          <text:p text:style-name="P1"><text:span text:style-name="T1"><text:s/></text:span><text:span text:style-name="T1">Browser </text:span></text:p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4" draw:layer="layout" svg:width="1.719cm" svg:height="0.962cm" svg:x="12.406cm" svg:y="18.332cm">
          <draw:text-box>
            <text:p>...</text:p>
          </draw:text-box>
        </draw:frame>
        <draw:line draw:style-name="gr3" draw:text-style-name="P1" draw:layer="layout" svg:x1="10.375cm" svg:y1="11.196cm" svg:x2="8.422cm" svg:y2="17.285cm">
          <text:p/>
        </draw:line>
        <draw:line draw:style-name="gr3" draw:text-style-name="P1" draw:layer="layout" svg:x1="10.376cm" svg:y1="11.196cm" svg:x2="10.063cm" svg:y2="17.285cm">
          <text:p/>
        </draw:line>
        <draw:line draw:style-name="gr3" draw:text-style-name="P1" draw:layer="layout" svg:x1="10.453cm" svg:y1="11.196cm" svg:x2="11.703cm" svg:y2="17.285cm">
          <text:p/>
        </draw:line>
        <draw:custom-shape draw:style-name="gr1" draw:text-style-name="P2" draw:layer="layout" svg:width="1.328cm" svg:height="2.367cm" svg:x="12.172cm" svg:y="13.681cm">
          <text:p text:style-name="P1"><text:span text:style-name="T1"><text:s/></text:span><text:span text:style-name="T1">Browser </text:span></text:p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28cm" svg:height="2.367cm" svg:x="15.375cm" svg:y="13.681cm">
          <text:p text:style-name="P1"><text:span text:style-name="T1"><text:s/></text:span><text:span text:style-name="T1">Browser </text:span></text:p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28cm" svg:height="2.367cm" svg:x="13.813cm" svg:y="13.681cm">
          <text:p text:style-name="P1"><text:span text:style-name="T1"><text:s/></text:span><text:span text:style-name="T1">Browser </text:span></text:p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4" draw:layer="layout" svg:width="1.719cm" svg:height="0.962cm" svg:x="16.781cm" svg:y="14.78cm">
          <draw:text-box>
            <text:p>...</text:p>
          </draw:text-box>
        </draw:frame>
        <draw:line draw:style-name="gr3" draw:text-style-name="P1" draw:layer="layout" svg:x1="14.594cm" svg:y1="11.196cm" svg:x2="12.797cm" svg:y2="13.733cm">
          <text:p/>
        </draw:line>
        <draw:line draw:style-name="gr3" draw:text-style-name="P1" draw:layer="layout" svg:x1="14.595cm" svg:y1="11.196cm" svg:x2="14.438cm" svg:y2="13.733cm">
          <text:p/>
        </draw:line>
        <draw:line draw:style-name="gr3" draw:text-style-name="P1" draw:layer="layout" svg:x1="14.595cm" svg:y1="11.196cm" svg:x2="16.079cm" svg:y2="13.733cm">
          <text:p/>
        </draw:line>
        <draw:line draw:style-name="gr5" draw:text-style-name="P1" draw:layer="layout" svg:x1="10.375cm" svg:y1="8.152cm" svg:x2="7.25cm" svg:y2="9.759cm">
          <text:p/>
        </draw:line>
        <draw:line draw:style-name="gr3" draw:text-style-name="P1" draw:layer="layout" svg:x1="10.376cm" svg:y1="8.152cm" svg:x2="10.375cm" svg:y2="9.674cm">
          <text:p/>
        </draw:line>
        <draw:line draw:style-name="gr3" draw:text-style-name="P1" draw:layer="layout" svg:x1="10.376cm" svg:y1="8.152cm" svg:x2="13.266cm" svg:y2="9.59cm">
          <text:p/>
        </draw:line>
        <draw:frame draw:style-name="gr4" draw:layer="layout" svg:width="1.719cm" svg:height="0.962cm" svg:x="16.781cm" svg:y="14.78cm">
          <draw:text-box>
            <text:p>...</text:p>
          </draw:text-box>
        </draw:frame>
        <draw:frame draw:style-name="gr6" draw:text-style-name="P3" draw:layer="layout" svg:width="5.226cm" svg:height="0.729cm" svg:x="14.674cm" svg:y="8.271cm">
          <draw:text-box>
            <text:p text:style-name="P3"><text:span text:style-name="T1">RethinkDB change-feeds</text:span></text:p>
          </draw:text-box>
        </draw:frame>
        <draw:frame draw:style-name="gr7" draw:text-style-name="P3" draw:layer="layout" svg:width="2.026cm" svg:height="0.73cm" svg:x="18.1cm" svg:y="10cm">
          <draw:text-box>
            <text:p text:style-name="P3"><text:span text:style-name="T1">NodeJS</text:span></text:p>
          </draw:text-box>
        </draw:frame>
        <draw:frame draw:style-name="gr7" draw:text-style-name="P3" draw:layer="layout" svg:width="3.99cm" svg:height="1.207cm" svg:x="17.2cm" svg:y="11.5cm">
          <draw:text-box>
            <text:p text:style-name="P3"><text:span text:style-name="T1">SignalR or SocketIO</text:span></text:p>
          </draw:text-box>
        </draw:frame>
        <draw:line draw:style-name="gr8" draw:text-style-name="P1" draw:layer="layout" svg:x1="17.1cm" svg:y1="12.1cm" svg:x2="16cm" svg:y2="12.1cm">
          <text:p/>
        </draw:line>
        <draw:line draw:style-name="gr8" draw:text-style-name="P1" draw:layer="layout" svg:x1="17.9cm" svg:y1="10.4cm" svg:x2="16.8cm" svg:y2="10.4cm">
          <text:p/>
        </draw:line>
        <draw:line draw:style-name="gr8" draw:text-style-name="P1" draw:layer="layout" svg:x1="14.7cm" svg:y1="8.7cm" svg:x2="13.6cm" svg:y2="8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2789v211h-114l-1286-2392v2392h-200v-2392l-1286 2392h-114v-211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7T16:40:08.402353828</meta:creation-date>
    <dc:date>2016-01-17T16:51:42.424421553</dc:date>
    <meta:editing-duration>PT5M58S</meta:editing-duration>
    <meta:editing-cycles>2</meta:editing-cycles>
    <meta:generator>LibreOffice/4.2.8.2$Linux_X86_64 LibreOffice_project/420m0$Build-2</meta:generator>
    <meta:document-statistic meta:object-count="35"/>
  </office:meta>
</office:document-meta>
</file>